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Table5" style:family="table">
      <style:table-properties style:width="6.5729in" fo:margin-left="0.0799in" fo:margin-top="0in" fo:margin-bottom="0in" table:align="left" style:writing-mode="lr-tb"/>
    </style:style>
    <style:style style:name="Table5.A" style:family="table-column">
      <style:table-column-properties style:column-width="6.57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25in" fo:padding-right="0.0694in" fo:padding-top="0.0694in" fo:padding-bottom="0.0694in" fo:border="1pt solid #000000"/>
    </style:style>
    <style:style style:name="Table6" style:family="table">
      <style:table-properties style:width="6.5729in" fo:margin-left="0.0799in" fo:margin-top="0in" fo:margin-bottom="0in" table:align="left" style:writing-mode="lr-tb"/>
    </style:style>
    <style:style style:name="Table6.A" style:family="table-column">
      <style:table-column-properties style:column-width="6.572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text-properties officeooo:paragraph-rsid="0010a689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4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5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7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top="0.0835in" fo:margin-bottom="0.0835in" style:contextual-spacing="false" fo:line-height="100%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9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0" style:family="paragraph" style:parent-style-name="Heading_20_3">
      <style:paragraph-properties fo:line-height="150%" fo:text-align="start" style:justify-single-word="false"/>
      <style:text-properties style:font-name="Times New Roman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Heading_20_3">
      <style:paragraph-properties fo:line-height="150%" fo:text-align="center" style:justify-single-word="false"/>
      <style:text-properties officeooo:paragraph-rsid="000eda96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5" style:family="paragraph" style:parent-style-name="Standard">
      <style:paragraph-properties fo:margin-top="0.0835in" fo:margin-bottom="0.0835in" style:contextual-spacing="false" fo:line-height="100%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.1665in" fo:margin-bottom="0in" style:contextual-spacing="false" fo:line-height="100%"/>
      <style:text-properties style:font-name="Times New Roman" fo:font-size="14pt" officeooo:rsid="001ba338" officeooo:paragraph-rsid="001ba338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1df898" officeooo:paragraph-rsid="001df898" style:font-name-asian="Times New Roman2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23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0199c35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0eda96"/>
    </style:style>
    <style:style style:name="P26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paragraph-rsid="000eda96" style:font-name-asian="Times New Roman2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normal" officeooo:rsid="0019c3ae" officeooo:paragraph-rsid="001f491f" style:font-size-asian="14pt" style:font-weight-asian="normal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1" fo:font-size="14pt" fo:font-weight="normal" officeooo:paragraph-rsid="001f491f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8" style:family="text">
      <style:text-properties fo:font-variant="normal" fo:text-transform="none" fo:color="#333333" loext:opacity="100%" style:font-name="Times New Roman" fo:font-size="14pt" fo:letter-spacing="normal" fo:font-style="normal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9" style:family="text">
      <style:text-properties fo:font-variant="normal" fo:text-transform="none" fo:color="#333333" loext:opacity="100%" fo:letter-spacing="normal" fo:font-style="normal"/>
    </style:style>
    <style:style style:name="T10" style:family="text">
      <style:text-properties fo:font-variant="normal" fo:text-transform="none" fo:color="#333333" loext:opacity="100%" fo:letter-spacing="normal" fo:font-style="normal" officeooo:rsid="001df898"/>
    </style:style>
    <style:style style:name="T11" style:family="text">
      <style:text-properties fo:font-variant="normal" fo:text-transform="none" fo:color="#333333" loext:opacity="100%" fo:letter-spacing="normal" fo:font-style="normal" officeooo:rsid="001f491f"/>
    </style:style>
    <style:style style:name="T12" style:family="text">
      <style:text-properties officeooo:rsid="0019c3ae"/>
    </style:style>
    <style:style style:name="T13" style:family="text">
      <style:text-properties officeooo:rsid="001ba33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f898" style:font-weight-asian="normal" style:font-weight-complex="normal"/>
    </style:style>
    <style:style style:name="T16" style:family="text">
      <style:text-properties officeooo:rsid="001df898"/>
    </style:style>
    <style:style style:name="T17" style:family="text">
      <style:text-properties style:font-name="Times New Roman1" fo:font-size="14pt" fo:font-weight="bold" officeooo:rsid="00199c35" style:font-size-asian="14pt" style:font-weight-asian="bold" style:font-size-complex="14pt" style:font-weight-complex="bold"/>
    </style:style>
    <style:style style:name="T18" style:family="text">
      <style:text-properties officeooo:rsid="001f49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МIНIСТЕРСТВО <text:s/>ОСВIТИ <text:s/>І <text:s/>НАУКИ <text:s/>УКРАЇНИ</text:p>
      <text:p text:style-name="P12">НАЦІОНАЛЬНИЙ <text:s text:c="2"/>ТЕХНІЧНИЙ <text:s text:c="2"/>УНІВЕРСИТЕТ <text:s text:c="2"/>УКРАЇНИ</text:p>
      <text:p text:style-name="P12">“КИЇВСЬКИЙ <text:s/>ПОЛІТЕХНІЧНИЙ <text:s/>ІНСТИТУТ </text:p>
      <text:p text:style-name="P12">ІМЕНІ ІГОРЯ СІКОРСЬКОГО”</text:p>
      <text:p text:style-name="P1"/>
      <text:p text:style-name="P12">Факультет прикладної математики</text:p>
      <text:p text:style-name="P1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3">Лабораторна робота № <text:s/><text:span text:style-name="T13">1</text:span></text:p>
      <text:p text:style-name="P3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3"><text:span text:style-name="T1">тема “</text:span><text:span text:style-name="T7">Знайомство з HTML тегами, <text:s/>Верстка елементів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Виконав</text:p>
            <text:p text:style-name="P8">студент 2 курсу</text:p>
            <text:p text:style-name="P6"><text:span text:style-name="T1">групи КП-9</text:span><text:span text:style-name="T2">2</text:span></text:p>
            <text:p text:style-name="P18">Мовчан Максим Олександрович</text:p>
            <text:p text:style-name="P3"><text:span text:style-name="T5">(</text:span><text:span text:style-name="T6">прізвище, ім’я, по батькові</text:span><text:span text:style-name="T5">)</text:span></text:p>
            <text:p text:style-name="P8"/>
            <text:p text:style-name="P6"><text:span text:style-name="T1">варіант № -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Перевірив</text:p>
            <text:p text:style-name="P7">“____” “____________” 20___ р.</text:p>
            <text:p text:style-name="P7">викладач</text:p>
            <text:p text:style-name="P17">Гадиняк Руслан Анатолійович</text:p>
            <text:p text:style-name="P4"><text:span text:style-name="T5">(</text:span><text:span text:style-name="T6">прізвище, ім’я, по батькові</text:span><text:span text:style-name="T5">)<text:tab/><text:tab/></text:span></text:p>
            <text:p text:style-name="P7"/>
            <text:p text:style-name="P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6"/>
      <text:p text:style-name="P20">Мета роботи </text:p>
      <text:p text:style-name="P10"><text:span text:style-name="T14">Отримати навички створення простих HTML блоків, детально</text:span> <text:span text:style-name="T15">вивчити теги HTML5</text:span></text:p>
      <text:p text:style-name="P11"><text:span text:style-name="T8">Завдання</text:span></text:p>
      <text:p text:style-name="P25">(примітка: завдання кожного з пунктів оформлюйте окремим html файлом </text:p>
      <text:p text:style-name="P25">без використання css) </text:p>
      <text:p text:style-name="P25">Завдання 1. Створити html файл з формою для додавання викладача. Форма </text:p>
      <text:p text:style-name="P25">повинна містити наступні поля: Повне ім’я, стать, дата народження, email, </text:p>
      <text:p text:style-name="P25">телефон, бажаний колір фону, країна, місто, коментар. <text:s/></text:p>
      <text:p text:style-name="P25"><text:s/></text:p>
      <text:p text:style-name="P25">Завдання 2. Створити html файл з компонентом «компактний варіант картки </text:p>
      <text:p text:style-name="P25">викладача». Компонент повинен містити лише зображення та повне ім’я + </text:p>
      <text:p text:style-name="P25">"докладніше". <text:s text:c="3"/></text:p>
      <text:p text:style-name="P25"><text:s/></text:p>
      <text:p text:style-name="P25">Завдання 3. Створити html файл з компонентом «повна версія картки </text:p>
      <text:p text:style-name="P25">викладача» з полями: Повне ім’я, стать, вік, email, телефон, країна, місто, <text:s/></text:p>
      <text:p text:style-name="P25">коментар та карта. Додати до компонента data-attribute з кольором фону. </text:p>
      <text:p text:style-name="P25">Виконуючи завдання використовувати відповідні семантичні теги. <text:s/></text:p>
      <text:p text:style-name="P25"><text:s/></text:p>
      <text:p text:style-name="P25">Завдання 4. Створити html файл з таблицею статистики по наступним полям: </text:p>
      <text:p text:style-name="P25">вік, стать, країна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Compact_card.html</text:p>
          </table:table-cell>
        </table:table-row>
        <table:table-row table:style-name="Table3.1">
          <table:table-cell table:style-name="Table3.A1" office:value-type="string">
            <text:p text:style-name="P22">&lt;!DOCTYPE html&gt;</text:p>
            <text:p text:style-name="P22">&lt;html lang="en"&gt;</text:p>
            <text:p text:style-name="P22">&lt;head&gt;</text:p>
            <text:p text:style-name="P22"><text:s text:c="4"/>&lt;meta charset="utf-8" /&gt;</text:p>
            <text:p text:style-name="P22"><text:s text:c="4"/>&lt;meta name="description" content="Compact teacher card."&gt;</text:p>
            <text:p text:style-name="P22"><text:s text:c="4"/>&lt;meta name="keywords" content="Teacher, Card, Compact"&gt;</text:p>
            <text:p text:style-name="P22"><text:s text:c="4"/>&lt;meta name="author" content="Maksym Movchan"&gt;</text:p>
            <text:p text:style-name="P22"><text:s text:c="4"/>&lt;meta name="viewport" content="width=device-width, initial-scale=1.0"&gt;</text:p>
            <text:p text:style-name="P22"><text:s text:c="4"/>&lt;title&gt;Teacher compact card&lt;/title&gt;</text:p>
            <text:p text:style-name="P22">&lt;/head&gt;</text:p>
            <text:p text:style-name="P22">&lt;body&gt;</text:p>
            <text:p text:style-name="P22"><text:s text:c="4"/>&lt;figure&gt;</text:p>
            <text:p text:style-name="P22"><text:soft-page-break/><text:s text:c="8"/>&lt;img width="300" src="images/teacher0.jpg" alt="Teachers picture" /&gt;</text:p>
            <text:p text:style-name="P22"><text:s text:c="8"/>&lt;figcaption&gt;Dmitry Gordon&lt;/figcaption&gt;</text:p>
            <text:p text:style-name="P22"><text:s text:c="4"/>&lt;/figure&gt;</text:p>
            <text:p text:style-name="P22"><text:s text:c="4"/>&lt;details&gt;</text:p>
            <text:p text:style-name="P22"><text:s text:c="8"/>&lt;summary&gt;About&lt;/summary&gt;</text:p>
            <text:p text:style-name="P22"><text:s text:c="8"/>&lt;p&gt;User about info&lt;/p&gt;</text:p>
            <text:p text:style-name="P22"><text:s text:c="4"/>&lt;/details&gt;</text:p>
            <text:p text:style-name="P22">&lt;/body&gt;</text:p>
            <text:p text:style-name="P22">&lt;/html&gt;</text:p>
          </table:table-cell>
        </table:table-row>
      </table:table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Form.html</text:p>
          </table:table-cell>
        </table:table-row>
        <table:table-row table:style-name="Table4.1">
          <table:table-cell table:style-name="Table4.A1" office:value-type="string">
            <text:p text:style-name="P23">&lt;!DOCTYPE html&gt;</text:p>
            <text:p text:style-name="P23">&lt;html lang="en"&gt;</text:p>
            <text:p text:style-name="P23">&lt;head&gt;</text:p>
            <text:p text:style-name="P23"><text:s text:c="4"/>&lt;meta charset="utf-8" /&gt;</text:p>
            <text:p text:style-name="P23"><text:s text:c="4"/>&lt;meta name="description" content="Teacher adding form."&gt;</text:p>
            <text:p text:style-name="P23"><text:s text:c="4"/>&lt;meta name="keywords" content="Teacher, Form, Add"&gt;</text:p>
            <text:p text:style-name="P23"><text:s text:c="4"/>&lt;meta name="author" content="Maksym Movchan"&gt;</text:p>
            <text:p text:style-name="P23"><text:s text:c="4"/>&lt;meta name="viewport" content="width=device-width, initial-scale=1.0"&gt;</text:p>
            <text:p text:style-name="P23"><text:s text:c="4"/>&lt;title&gt;Add teacher&lt;/title&gt;</text:p>
            <text:p text:style-name="P23">&lt;/head&gt;</text:p>
            <text:p text:style-name="P23">&lt;body&gt;</text:p>
            <text:p text:style-name="P23"><text:s text:c="4"/>&lt;h1&gt;Teacher adding form&lt;/h1&gt;</text:p>
            <text:p text:style-name="P23"><text:s text:c="4"/>&lt;form&gt;</text:p>
            <text:p text:style-name="P23"><text:s text:c="8"/>&lt;fieldset&gt;</text:p>
            <text:p text:style-name="P23"><text:s text:c="12"/>&lt;legend&gt;Personal info&lt;/legend&gt;</text:p>
            <text:p text:style-name="P23"><text:s text:c="12"/>&lt;label for="fullname"&gt;Full name: &lt;/label&gt;</text:p>
            <text:p text:style-name="P23"><text:s text:c="12"/>&lt;input id="fullname" type="text" name="fullname" placeholder="Dmitry Gordon"</text:p>
            <text:p text:style-name="P23"><text:s text:c="16"/>autofocus required /&gt;&lt;br&gt;</text:p>
            <text:p text:style-name="P23"><text:s text:c="12"/>&lt;label for="gender"&gt;Gender: &lt;br&gt; &lt;/label&gt;</text:p>
            <text:p text:style-name="P23"><text:s text:c="12"/>&lt;select id="gender" name="gender"&gt;</text:p>
            <text:p text:style-name="P23"><text:s text:c="16"/>&lt;option value="male"&gt;Male&lt;/option&gt;</text:p>
            <text:p text:style-name="P23"><text:s text:c="16"/>&lt;option value="female"&gt;Female&lt;/option&gt;</text:p>
            <text:p text:style-name="P23"><text:s text:c="16"/>&lt;option value="other"&gt;Other&lt;/option&gt;</text:p>
            <text:p text:style-name="P23"><text:s text:c="12"/>&lt;/select&gt;&lt;br&gt;</text:p>
            <text:p text:style-name="P23"><text:s text:c="12"/>&lt;label for="birthdate"&gt;Birth date: &lt;/label&gt;</text:p>
            <text:p text:style-name="P23"><text:s text:c="12"/>&lt;input id="birthdate" type="date" name="birthdate" min="1900-01-01"</text:p>
            <text:p text:style-name="P23"><text:s text:c="16"/>max="2021-12-31" required /&gt;&lt;br&gt;</text:p>
            <text:p text:style-name="P23"><text:s text:c="12"/>&lt;label for="email"&gt;Email: &lt;/label&gt;</text:p>
            <text:p text:style-name="P23"><text:s text:c="12"/>&lt;input id="email" type="email" name="email" autocomplete="on"</text:p>
            <text:p text:style-name="P23"><text:s text:c="16"/>placeholder="dmitry@gordon.com" required /&gt;&lt;br&gt;</text:p>
            <text:p text:style-name="P23"><text:s text:c="12"/>&lt;label for="phone"&gt;Phone number: &lt;/label&gt;</text:p>
            <text:p text:style-name="P23"><text:s text:c="12"/>&lt;input id="phone" type="tel" name="phone" pattern="^[+]?<text:soft-page-break/>[0-9]{9,12}$"</text:p>
            <text:p text:style-name="P23"><text:s text:c="16"/>placeholder="+380123456789" required /&gt;&lt;br&gt;</text:p>
            <text:p text:style-name="P23"><text:s text:c="12"/>&lt;label for="country"&gt;Country: &lt;/label&gt;</text:p>
            <text:p text:style-name="P23"><text:s text:c="12"/>&lt;input id="country" name="country" placeholder="Ukraine" required&gt;&lt;br&gt;</text:p>
            <text:p text:style-name="P23"><text:s text:c="12"/>&lt;label for="city"&gt;City: &lt;/label&gt;</text:p>
            <text:p text:style-name="P23"><text:s text:c="12"/>&lt;input id="city" type="text" name="city" required /&gt;</text:p>
            <text:p text:style-name="P23"><text:s text:c="8"/>&lt;/fieldset&gt;</text:p>
            <text:p text:style-name="P23"><text:s text:c="8"/>&lt;fieldset&gt;</text:p>
            <text:p text:style-name="P23"><text:s text:c="12"/>&lt;legend&gt;Additional info&lt;/legend&gt;</text:p>
            <text:p text:style-name="P23"><text:s text:c="12"/>&lt;label for="color"&gt;Background color: &lt;/label&gt;</text:p>
            <text:p text:style-name="P23"><text:s text:c="12"/>&lt;input id="color" type="color" name="backcolor" required /&gt;&lt;br&gt;</text:p>
            <text:p text:style-name="P23"><text:s text:c="12"/>&lt;label for="commentary"&gt;Commentary: &lt;/label&gt;</text:p>
            <text:p text:style-name="P23"><text:s text:c="12"/>&lt;textarea id="commentary" name="commentary" rows="5" cols="34"&gt;&lt;/textarea&gt;</text:p>
            <text:p text:style-name="P23"><text:s text:c="8"/>&lt;/fieldset&gt;</text:p>
            <text:p text:style-name="P23"><text:s text:c="8"/>&lt;button type="submit"&gt;Submit form&lt;/button&gt;</text:p>
            <text:p text:style-name="P23"><text:s text:c="8"/>&lt;button type="reset"&gt;Clear&lt;/button&gt;</text:p>
            <text:p text:style-name="P23"><text:s text:c="4"/>&lt;/form&gt;</text:p>
            <text:p text:style-name="P23">&lt;/body&gt;</text:p>
            <text:p text:style-name="P23">&lt;/html&gt;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full_card.html</text:p>
          </table:table-cell>
        </table:table-row>
        <table:table-row table:style-name="Table5.1">
          <table:table-cell table:style-name="Table5.A1" office:value-type="string">
            <text:p text:style-name="P23">&lt;!doctype html&gt;</text:p>
            <text:p text:style-name="P23">&lt;html lang="en"&gt;</text:p>
            <text:p text:style-name="P23">&lt;head&gt;</text:p>
            <text:p text:style-name="P23"><text:s text:c="3"/>&lt;meta charset="utf-8"&gt;</text:p>
            <text:p text:style-name="P23"><text:s text:c="3"/>&lt;meta name="description" content="Teacher info."&gt;</text:p>
            <text:p text:style-name="P23"><text:s text:c="3"/>&lt;meta name="keywords" content="Teacher, Info"&gt;</text:p>
            <text:p text:style-name="P23"><text:s text:c="3"/>&lt;meta name="author" content="Maksym Movchan"&gt;</text:p>
            <text:p text:style-name="P23"><text:s text:c="3"/>&lt;meta name="viewport" content="width=device-width, initial-scale=1.0"&gt;</text:p>
            <text:p text:style-name="P23"><text:s text:c="3"/>&lt;title&gt;Teacher full info&lt;/title&gt;</text:p>
            <text:p text:style-name="P23">&lt;/head&gt;</text:p>
            <text:p text:style-name="P23">&lt;body&gt;</text:p>
            <text:p text:style-name="P23"><text:s text:c="3"/>&lt;article data-bgcolor="#0F1419"&gt;</text:p>
            <text:p text:style-name="P23"><text:s text:c="6"/>&lt;h1&gt;Teacher information&lt;/h1&gt;</text:p>
            <text:p text:style-name="P23"><text:s text:c="6"/>&lt;section id="personal-info"&gt;</text:p>
            <text:p text:style-name="P23"><text:s text:c="9"/>&lt;h2&gt;Personal info&lt;/h2&gt;</text:p>
            <text:p text:style-name="P23"><text:s text:c="9"/>&lt;dl&gt;</text:p>
            <text:p text:style-name="P23"><text:s text:c="12"/>&lt;dt id="name"&gt;Full name:&lt;/dt&gt;</text:p>
            <text:p text:style-name="P23"><text:s text:c="12"/>&lt;dd&gt;Dmitry Gordon&lt;/dd&gt;</text:p>
            <text:p text:style-name="P23"><text:s text:c="12"/>&lt;dt id="gender"&gt;Gender:&lt;/dt&gt;</text:p>
            <text:p text:style-name="P23"><text:s text:c="12"/>&lt;dd&gt;male&lt;/dd&gt;</text:p>
            <text:p text:style-name="P23"><text:s text:c="12"/>&lt;dt id="age"&gt;Age:&lt;/dt&gt;</text:p>
            <text:p text:style-name="P23"><text:s text:c="12"/>&lt;dd&gt;53&lt;/dd&gt;</text:p>
            <text:p text:style-name="P23"><text:s text:c="9"/>&lt;/dl&gt;</text:p>
            <text:p text:style-name="P23"><text:soft-page-break/><text:s text:c="6"/>&lt;/section&gt;</text:p>
            <text:p text:style-name="P23"><text:s text:c="6"/>&lt;section id="contact-info"&gt;</text:p>
            <text:p text:style-name="P23"><text:s text:c="9"/>&lt;h2&gt;Contact info&lt;/h2&gt;</text:p>
            <text:p text:style-name="P23"><text:s text:c="9"/>&lt;dl&gt;</text:p>
            <text:p text:style-name="P23"><text:s text:c="12"/>&lt;dt&gt;Email:&lt;/dt&gt;</text:p>
            <text:p text:style-name="P23"><text:s text:c="12"/>&lt;dd&gt;&lt;a href="mailto: dmitry@gordon.com"&gt;dmitry@gordon.com&lt;/a&gt;&lt;/dd&gt;</text:p>
            <text:p text:style-name="P23"><text:s text:c="12"/>&lt;dt&gt;Phone:&lt;/dt&gt;</text:p>
            <text:p text:style-name="P23"><text:s text:c="12"/>&lt;dd&gt;&lt;a href="tel:+380123456789"&gt;+380123456789&lt;/a&gt;&lt;/dd&gt;</text:p>
            <text:p text:style-name="P23"><text:s text:c="9"/>&lt;/dl&gt;</text:p>
            <text:p text:style-name="P23"><text:s text:c="6"/>&lt;/section&gt;</text:p>
            <text:p text:style-name="P23"><text:s text:c="6"/>&lt;section id="location"&gt;</text:p>
            <text:p text:style-name="P23"><text:s text:c="9"/>&lt;h2&gt;Location info&lt;/h2&gt;</text:p>
            <text:p text:style-name="P23"><text:s text:c="9"/>&lt;dl&gt;</text:p>
            <text:p text:style-name="P23"><text:s text:c="12"/>&lt;dt id="country"&gt;Country:&lt;/dt&gt;</text:p>
            <text:p text:style-name="P23"><text:s text:c="12"/>&lt;dd&gt;Ukraine&lt;/dd&gt;</text:p>
            <text:p text:style-name="P23"><text:s text:c="12"/>&lt;dt id="city"&gt;City:&lt;/dt&gt;</text:p>
            <text:p text:style-name="P23"><text:s text:c="12"/>&lt;dd&gt;Kyiv&lt;/dd&gt;</text:p>
            <text:p text:style-name="P23"><text:s text:c="9"/>&lt;/dl&gt;</text:p>
            <text:p text:style-name="P23"><text:s text:c="9"/>&lt;iframe title="Location map"</text:p>
            <text:p text:style-name="P23"><text:s text:c="12"/>src="https://www.google.com/maps/embed?pb=!1m14!1m12!1m3!1d19136.6971163916!2d30.341894955072373!3d50.47182896048031!2m3!1f0!2f0!3f0!3m2!1i1024!2i768!4f13.1!5e0!3m2!1sen!2sua!4v1614968881548!5m2!1sen!2sua"</text:p>
            <text:p text:style-name="P23"><text:s text:c="12"/>width="600" height="450" style="border:0;" allowfullscreen=""</text:p>
            <text:p text:style-name="P23"><text:s text:c="12"/>loading="lazy"&gt;&lt;/iframe&gt;</text:p>
            <text:p text:style-name="P23"><text:s text:c="6"/>&lt;/section&gt;</text:p>
            <text:p text:style-name="P23"><text:s text:c="6"/>&lt;section id="additional-info"&gt;</text:p>
            <text:p text:style-name="P23"><text:s text:c="9"/>&lt;dl&gt;</text:p>
            <text:p text:style-name="P23"><text:s text:c="12"/>&lt;dt id="comment"&gt;Comment:&lt;/dt&gt;</text:p>
            <text:p text:style-name="P23"><text:s text:c="12"/>&lt;dd&gt;abcdefghijklmnopqrstuvwxyz&lt;/dd&gt;</text:p>
            <text:p text:style-name="P23"><text:s text:c="9"/>&lt;/dl&gt;</text:p>
            <text:p text:style-name="P23"><text:s text:c="6"/>&lt;/section&gt;</text:p>
            <text:p text:style-name="P23"><text:s text:c="3"/>&lt;/article&gt;</text:p>
            <text:p text:style-name="P23">&lt;/body&gt;</text:p>
            <text:p text:style-name="P23">&lt;/html&gt;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Statistics.html</text:p>
          </table:table-cell>
        </table:table-row>
        <table:table-row table:style-name="Table6.1">
          <table:table-cell table:style-name="Table6.A1" office:value-type="string">
            <text:p text:style-name="P23">&lt;!doctype html&gt;</text:p>
            <text:p text:style-name="P23">&lt;html lang="en"&gt;</text:p>
            <text:p text:style-name="P23">&lt;head&gt;</text:p>
            <text:p text:style-name="P23"><text:s text:c="3"/>&lt;meta charset="utf-8"&gt;</text:p>
            <text:p text:style-name="P23"><text:s text:c="3"/>&lt;meta name="description" content="Teacher statistics."&gt;</text:p>
            <text:p text:style-name="P23"><text:s text:c="3"/>&lt;meta name="keywords" content="Teacher, Statistics"&gt;</text:p>
            <text:p text:style-name="P23"><text:s text:c="3"/>&lt;meta name="author" content="Maksym Movchan"&gt;</text:p>
            <text:p text:style-name="P23"><text:s text:c="3"/>&lt;meta name="viewport" content="width=device-width, initial-scale=1.0"&gt;</text:p>
            <text:p text:style-name="P23"><text:soft-page-break/><text:s text:c="3"/>&lt;title&gt;Statistics&lt;/title&gt;</text:p>
            <text:p text:style-name="P23">&lt;/head&gt;</text:p>
            <text:p text:style-name="P23">&lt;body&gt;</text:p>
            <text:p text:style-name="P23"><text:s text:c="3"/>&lt;table&gt;</text:p>
            <text:p text:style-name="P23"><text:s text:c="6"/>&lt;caption&gt;Teacher statistics&lt;/caption&gt;</text:p>
            <text:p text:style-name="P23"><text:s text:c="6"/>&lt;tr&gt;</text:p>
            <text:p text:style-name="P23"><text:s text:c="9"/>&lt;th&gt;Name&lt;/th&gt;</text:p>
            <text:p text:style-name="P23"><text:s text:c="9"/>&lt;th&gt;Age&lt;/th&gt;</text:p>
            <text:p text:style-name="P23"><text:s text:c="9"/>&lt;th&gt;Gender&lt;/th&gt;</text:p>
            <text:p text:style-name="P23"><text:s text:c="9"/>&lt;th&gt;Country&lt;/th&gt;</text:p>
            <text:p text:style-name="P23"><text:s text:c="6"/>&lt;/tr&gt;</text:p>
            <text:p text:style-name="P23"><text:s text:c="6"/>&lt;tr&gt;</text:p>
            <text:p text:style-name="P23"><text:s text:c="9"/>&lt;td&gt;Dmitry Gordon&lt;/td&gt;</text:p>
            <text:p text:style-name="P23"><text:s text:c="9"/>&lt;td&gt;53&lt;/td&gt;</text:p>
            <text:p text:style-name="P23"><text:s text:c="9"/>&lt;td&gt;Male&lt;/td&gt;</text:p>
            <text:p text:style-name="P23"><text:s text:c="9"/>&lt;td&gt;Ukraine&lt;/td&gt;</text:p>
            <text:p text:style-name="P23"><text:s text:c="6"/>&lt;/tr&gt;</text:p>
            <text:p text:style-name="P23"><text:s text:c="3"/>&lt;/table&gt;</text:p>
            <text:p text:style-name="P23">&lt;/body&gt;</text:p>
            <text:p text:style-name="P23">&lt;/html&gt;</text:p>
          </table:table-cell>
        </table:table-row>
      </table:table>
      <text:p text:style-name="P24"><text:span text:style-name="T17"/></text:p>
      <text:p text:style-name="P24"><text:span text:style-name="T17">Висновок</text:span></text:p>
      <text:p text:style-name="P29"><text:span text:style-name="T12">У даній лабораторнії роботі був створен</text:span><text:span text:style-name="T18">о декілька простих</text:span><text:span text:style-name="T16"> HTML</text:span><text:span text:style-name="T18">5 сторінок</text:span><text:span text:style-name="T10"> </text:span><text:span text:style-name="T11">для того щоб отримати навички використання HTML5 блоків.</text:span></text:p>
      <text:p text:style-name="P28"><text:span text:style-name="T16">Було використано семантичні теги та дотримано вимог a11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2T20:29:36.557554148</dc:date>
    <meta:editing-duration>PT18M56S</meta:editing-duration>
    <meta:editing-cycles>5</meta:editing-cycles>
    <meta:generator>LibreOffice/7.1.4.2$Linux_X86_64 LibreOffice_project/10$Build-2</meta:generator>
    <meta:document-statistic meta:table-count="5" meta:image-count="0" meta:object-count="0" meta:page-count="6" meta:paragraph-count="202" meta:word-count="563" meta:character-count="6982" meta:non-whitespace-character-count="5518"/>
  </office:meta>
</office:document-meta>
</file>